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48.19pt"/>
    </style:style>
    <style:style style:name="co3" style:family="table-column">
      <style:table-column-properties fo:break-before="auto" style:column-width="57.3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1.99pt"/>
    </style:style>
    <style:style style:name="co6" style:family="table-column">
      <style:table-column-properties fo:break-before="auto" style:column-width="81.3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D5_20_prelim">
      <style:table-properties table:display="true" style:writing-mode="lr-tb"/>
    </style:style>
    <style:style style:name="ta2" style:family="table" style:master-page-name="PageStyle_5f_D5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5 prelim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Diode 5</text:p>
          </table:table-cell>
          <table:table-cell/>
          <table:table-cell office:value-type="string" calcext:value-type="string">
            <text:p>Freq:</text:p>
          </table:table-cell>
          <table:table-cell office:value-type="string" calcext:value-type="string">
            <text:p>10 kHz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oltage (-V)</text:p>
          </table:table-cell>
          <table:table-cell office:value-type="string" calcext:value-type="string">
            <text:p>C (pF)</text:p>
          </table:table-cell>
          <table:table-cell table:number-columns-repeated="2"/>
          <table:table-cell office:value-type="string" calcext:value-type="string">
            <text:p>C Av. (pF)</text:p>
          </table:table-cell>
          <table:table-cell office:value-type="string" calcext:value-type="string">
            <text:p>T (deg C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.8031" calcext:value-type="float">
            <text:p>78.8031</text:p>
          </table:table-cell>
          <table:table-cell office:value-type="float" office:value="78.96" calcext:value-type="float">
            <text:p>78.96</text:p>
          </table:table-cell>
          <table:table-cell office:value-type="float" office:value="79.0672" calcext:value-type="float">
            <text:p>79.0672</text:p>
          </table:table-cell>
          <table:table-cell table:formula="of:=AVERAGE([.B4:.D4])" office:value-type="float" office:value="78.9434333333333" calcext:value-type="float">
            <text:p>78.9434333333333</text:p>
          </table:table-cell>
          <table:table-cell office:value-type="float" office:value="22.2" calcext:value-type="float">
            <text:p>22.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.6934" calcext:value-type="float">
            <text:p>13.6934</text:p>
          </table:table-cell>
          <table:table-cell office:value-type="float" office:value="13.7048" calcext:value-type="float">
            <text:p>13.7048</text:p>
          </table:table-cell>
          <table:table-cell office:value-type="float" office:value="13.7166" calcext:value-type="float">
            <text:p>13.7166</text:p>
          </table:table-cell>
          <table:table-cell table:formula="of:=AVERAGE([.B5:.D5])" office:value-type="float" office:value="13.7049333333333" calcext:value-type="float">
            <text:p>13.7049333333333</text:p>
          </table:table-cell>
          <table:table-cell office:value-type="float" office:value="22.3" calcext:value-type="float">
            <text:p>22.3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.261" calcext:value-type="float">
            <text:p>11.261</text:p>
          </table:table-cell>
          <table:table-cell office:value-type="float" office:value="11.2394" calcext:value-type="float">
            <text:p>11.2394</text:p>
          </table:table-cell>
          <table:table-cell office:value-type="float" office:value="11.3215" calcext:value-type="float">
            <text:p>11.3215</text:p>
          </table:table-cell>
          <table:table-cell table:formula="of:=AVERAGE([.B6:.D6])" office:value-type="float" office:value="11.2739666666667" calcext:value-type="float">
            <text:p>11.2739666666667</text:p>
          </table:table-cell>
          <table:table-cell office:value-type="float" office:value="22.3" calcext:value-type="float">
            <text:p>22.3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.1305" calcext:value-type="float">
            <text:p>10.1305</text:p>
          </table:table-cell>
          <table:table-cell office:value-type="float" office:value="10.1876" calcext:value-type="float">
            <text:p>10.1876</text:p>
          </table:table-cell>
          <table:table-cell office:value-type="float" office:value="10.1349" calcext:value-type="float">
            <text:p>10.1349</text:p>
          </table:table-cell>
          <table:table-cell table:formula="of:=AVERAGE([.B7:.D7])" office:value-type="float" office:value="10.151" calcext:value-type="float">
            <text:p>10.151</text:p>
          </table:table-cell>
          <table:table-cell office:value-type="float" office:value="22.3" calcext:value-type="float">
            <text:p>22.3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43663" calcext:value-type="float">
            <text:p>9.43663</text:p>
          </table:table-cell>
          <table:table-cell office:value-type="float" office:value="9.5279" calcext:value-type="float">
            <text:p>9.5279</text:p>
          </table:table-cell>
          <table:table-cell office:value-type="float" office:value="9.57495" calcext:value-type="float">
            <text:p>9.57495</text:p>
          </table:table-cell>
          <table:table-cell table:formula="of:=AVERAGE([.B8:.D8])" office:value-type="float" office:value="9.51316" calcext:value-type="float">
            <text:p>9.51316</text:p>
          </table:table-cell>
          <table:table-cell office:value-type="float" office:value="22.4" calcext:value-type="float">
            <text:p>22.4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10614" calcext:value-type="float">
            <text:p>9.10614</text:p>
          </table:table-cell>
          <table:table-cell office:value-type="float" office:value="9.07861" calcext:value-type="float">
            <text:p>9.07861</text:p>
          </table:table-cell>
          <table:table-cell office:value-type="float" office:value="9.06326" calcext:value-type="float">
            <text:p>9.06326</text:p>
          </table:table-cell>
          <table:table-cell table:formula="of:=AVERAGE([.B9:.D9])" office:value-type="float" office:value="9.08267" calcext:value-type="float">
            <text:p>9.08267</text:p>
          </table:table-cell>
          <table:table-cell office:value-type="float" office:value="22.4" calcext:value-type="float">
            <text:p>22.4</text:p>
          </table:table-cell>
          <table:table-cell table:number-columns-repeated="101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.0298" calcext:value-type="float">
            <text:p>9.0298</text:p>
          </table:table-cell>
          <table:table-cell office:value-type="float" office:value="8.87731" calcext:value-type="float">
            <text:p>8.87731</text:p>
          </table:table-cell>
          <table:table-cell office:value-type="float" office:value="9.00844" calcext:value-type="float">
            <text:p>9.00844</text:p>
          </table:table-cell>
          <table:table-cell table:formula="of:=AVERAGE([.B10:.D10])" office:value-type="float" office:value="8.97185" calcext:value-type="float">
            <text:p>8.97185</text:p>
          </table:table-cell>
          <table:table-cell office:value-type="float" office:value="22.4" calcext:value-type="float">
            <text:p>22.4</text:p>
          </table:table-cell>
          <table:table-cell table:number-columns-repeated="101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.87382" calcext:value-type="float">
            <text:p>8.87382</text:p>
          </table:table-cell>
          <table:table-cell office:value-type="float" office:value="8.80939" calcext:value-type="float">
            <text:p>8.80939</text:p>
          </table:table-cell>
          <table:table-cell office:value-type="float" office:value="8.86239" calcext:value-type="float">
            <text:p>8.86239</text:p>
          </table:table-cell>
          <table:table-cell table:formula="of:=AVERAGE([.B11:.D11])" office:value-type="float" office:value="8.84853333333333" calcext:value-type="float">
            <text:p>8.84853333333333</text:p>
          </table:table-cell>
          <table:table-cell office:value-type="float" office:value="22.5" calcext:value-type="float">
            <text:p>22.5</text:p>
          </table:table-cell>
          <table:table-cell table:number-columns-repeated="101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.77359" calcext:value-type="float">
            <text:p>8.77359</text:p>
          </table:table-cell>
          <table:table-cell office:value-type="float" office:value="8.75734" calcext:value-type="float">
            <text:p>8.75734</text:p>
          </table:table-cell>
          <table:table-cell office:value-type="float" office:value="8.71099" calcext:value-type="float">
            <text:p>8.71099</text:p>
          </table:table-cell>
          <table:table-cell table:formula="of:=AVERAGE([.B12:.D12])" office:value-type="float" office:value="8.74730666666667" calcext:value-type="float">
            <text:p>8.74730666666667</text:p>
          </table:table-cell>
          <table:table-cell office:value-type="float" office:value="22.5" calcext:value-type="float">
            <text:p>22.5</text:p>
          </table:table-cell>
          <table:table-cell table:number-columns-repeated="101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.63555" calcext:value-type="float">
            <text:p>8.63555</text:p>
          </table:table-cell>
          <table:table-cell office:value-type="float" office:value="8.72915" calcext:value-type="float">
            <text:p>8.72915</text:p>
          </table:table-cell>
          <table:table-cell office:value-type="float" office:value="8.68526" calcext:value-type="float">
            <text:p>8.68526</text:p>
          </table:table-cell>
          <table:table-cell table:formula="of:=AVERAGE([.B13:.D13])" office:value-type="float" office:value="8.68332" calcext:value-type="float">
            <text:p>8.68332</text:p>
          </table:table-cell>
          <table:table-cell office:value-type="float" office:value="22.5" calcext:value-type="float">
            <text:p>22.5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.63642" calcext:value-type="float">
            <text:p>8.63642</text:p>
          </table:table-cell>
          <table:table-cell office:value-type="float" office:value="8.59583" calcext:value-type="float">
            <text:p>8.59583</text:p>
          </table:table-cell>
          <table:table-cell office:value-type="float" office:value="8.68533" calcext:value-type="float">
            <text:p>8.68533</text:p>
          </table:table-cell>
          <table:table-cell table:formula="of:=AVERAGE([.B14:.D14])" office:value-type="float" office:value="8.63919333333333" calcext:value-type="float">
            <text:p>8.63919333333333</text:p>
          </table:table-cell>
          <table:table-cell office:value-type="float" office:value="22.5" calcext:value-type="float">
            <text:p>22.5</text:p>
          </table:table-cell>
          <table:table-cell table:number-columns-repeated="101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5" table:style-name="ta2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1" table:default-cell-style-name="Default"/>
        <table:table-row table:style-name="ro1">
          <table:table-cell table:style-name="ce1" office:value-type="string" calcext:value-type="string">
            <text:p>Diode 5</text:p>
          </table:table-cell>
          <table:table-cell/>
          <table:table-cell table:style-name="ce1" office:value-type="string" calcext:value-type="string">
            <text:p>Freq:</text:p>
          </table:table-cell>
          <table:table-cell office:value-type="string" calcext:value-type="string">
            <text:p>10 kHz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Voltage (-V)</text:p>
          </table:table-cell>
          <table:table-cell table:style-name="ce1" office:value-type="string" calcext:value-type="string">
            <text:p>C (pF)</text:p>
          </table:table-cell>
          <table:table-cell table:style-name="ce1" table:number-columns-repeated="2"/>
          <table:table-cell table:style-name="ce1" office:value-type="string" calcext:value-type="string">
            <text:p>C Av. (pF)</text:p>
          </table:table-cell>
          <table:table-cell table:style-name="ce1" office:value-type="string" calcext:value-type="string">
            <text:p>T (deg C)</text:p>
          </table:table-cell>
          <table:table-cell table:style-name="ce1" office:value-type="string" calcext:value-type="string">
            <text:p>ln(V)</text:p>
          </table:table-cell>
          <table:table-cell table:style-name="ce1" office:value-type="string" calcext:value-type="string">
            <text:p>ln( C )</text:p>
          </table:table-cell>
          <table:table-cell table:style-name="ce3" office:value-type="string" calcext:value-type="string">
            <text:p>Error ln(V)</text:p>
          </table:table-cell>
          <table:table-cell table:style-name="ce3" office:value-type="string" calcext:value-type="string">
            <text:p>Error ln( C )</text:p>
          </table:table-cell>
          <table:table-cell table:style-name="ce3"/>
          <table:table-cell table:style-name="ce3" office:value-type="string" calcext:value-type="string">
            <text:p>Error C (pF)</text:p>
          </table:table-cell>
          <table:table-cell table:style-name="ce3" office:value-type="string" calcext:value-type="string">
            <text:p>Error V (V)</text:p>
          </table:table-cell>
          <table:table-cell table:number-columns-repeated="1011"/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74.1226" calcext:value-type="float">
            <text:p>74.1226</text:p>
          </table:table-cell>
          <table:table-cell office:value-type="float" office:value="74.1557" calcext:value-type="float">
            <text:p>74.1557</text:p>
          </table:table-cell>
          <table:table-cell office:value-type="float" office:value="74.0706" calcext:value-type="float">
            <text:p>74.0706</text:p>
          </table:table-cell>
          <table:table-cell table:formula="of:=AVERAGE([.B4:.D4])" office:value-type="float" office:value="74.1163" calcext:value-type="float">
            <text:p>74.1163</text:p>
          </table:table-cell>
          <table:table-cell office:value-type="float" office:value="22.8" calcext:value-type="float">
            <text:p>22.8</text:p>
          </table:table-cell>
          <table:table-cell table:formula="of:=LN([.A4])" office:value-type="float" office:value="-2.30258509299405" calcext:value-type="float">
            <text:p>-2.30258509299405</text:p>
          </table:table-cell>
          <table:table-cell table:formula="of:=LN([.E4])" office:value-type="float" office:value="4.30563548112097" calcext:value-type="float">
            <text:p>4.30563548112097</text:p>
          </table:table-cell>
          <table:table-cell table:formula="of:=[.M4]/[.A4]" office:value-type="float" office:value="0.5" calcext:value-type="float">
            <text:p>0.5</text:p>
          </table:table-cell>
          <table:table-cell table:formula="of:=[.L4]/[.E4]" office:value-type="float" office:value="0.000574097735585809" calcext:value-type="float">
            <text:p>0.000574097735586</text:p>
          </table:table-cell>
          <table:table-cell/>
          <table:table-cell table:formula="of:=(MAX([.B4:.D4])-MIN([.B4:.D4]))/2" office:value-type="float" office:value="0.0425499999999985" calcext:value-type="float">
            <text:p>0.042549999999999</text:p>
          </table:table-cell>
          <table:table-cell table:formula="of:=0.05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.0206" calcext:value-type="float">
            <text:p>17.0206</text:p>
          </table:table-cell>
          <table:table-cell office:value-type="float" office:value="16.9782" calcext:value-type="float">
            <text:p>16.9782</text:p>
          </table:table-cell>
          <table:table-cell office:value-type="float" office:value="16.9435" calcext:value-type="float">
            <text:p>16.9435</text:p>
          </table:table-cell>
          <table:table-cell table:formula="of:=AVERAGE([.B5:.D5])" office:value-type="float" office:value="16.9807666666667" calcext:value-type="float">
            <text:p>16.9807666666667</text:p>
          </table:table-cell>
          <table:table-cell office:value-type="float" office:value="22.7" calcext:value-type="float">
            <text:p>22.7</text:p>
          </table:table-cell>
          <table:table-cell table:formula="of:=LN([.A5])" office:value-type="float" office:value="2.30258509299405" calcext:value-type="float">
            <text:p>2.30258509299405</text:p>
          </table:table-cell>
          <table:table-cell table:formula="of:=LN([.E5])" office:value-type="float" office:value="2.83208133102214" calcext:value-type="float">
            <text:p>2.83208133102214</text:p>
          </table:table-cell>
          <table:table-cell table:formula="of:=[.M5]/[.A5]" office:value-type="float" office:value="0.005" calcext:value-type="float">
            <text:p>0.005</text:p>
          </table:table-cell>
          <table:table-cell table:formula="of:=[.L5]/[.E5]" office:value-type="float" office:value="0.00227021551834138" calcext:value-type="float">
            <text:p>0.002270215518341</text:p>
          </table:table-cell>
          <table:table-cell/>
          <table:table-cell table:formula="of:=(MAX([.B5:.D5])-MIN([.B5:.D5]))/2" office:value-type="float" office:value="0.0385500000000008" calcext:value-type="float">
            <text:p>0.038550000000001</text:p>
          </table:table-cell>
          <table:table-cell table:formula="of:=0.05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3.6603" calcext:value-type="float">
            <text:p>13.6603</text:p>
          </table:table-cell>
          <table:table-cell office:value-type="float" office:value="13.5873" calcext:value-type="float">
            <text:p>13.5873</text:p>
          </table:table-cell>
          <table:table-cell office:value-type="float" office:value="13.6671" calcext:value-type="float">
            <text:p>13.6671</text:p>
          </table:table-cell>
          <table:table-cell table:formula="of:=AVERAGE([.B6:.D6])" office:value-type="float" office:value="13.6382333333333" calcext:value-type="float">
            <text:p>13.6382333333333</text:p>
          </table:table-cell>
          <table:table-cell office:value-type="float" office:value="22.7" calcext:value-type="float">
            <text:p>22.7</text:p>
          </table:table-cell>
          <table:table-cell table:formula="of:=LN([.A6])" office:value-type="float" office:value="2.99573227355399" calcext:value-type="float">
            <text:p>2.99573227355399</text:p>
          </table:table-cell>
          <table:table-cell table:formula="of:=LN([.E6])" office:value-type="float" office:value="2.61287712301013" calcext:value-type="float">
            <text:p>2.61287712301013</text:p>
          </table:table-cell>
          <table:table-cell table:formula="of:=[.M6]/[.A6]" office:value-type="float" office:value="0.0025" calcext:value-type="float">
            <text:p>0.0025</text:p>
          </table:table-cell>
          <table:table-cell table:formula="of:=[.L6]/[.E6]" office:value-type="float" office:value="0.00292559886788851" calcext:value-type="float">
            <text:p>0.002925598867889</text:p>
          </table:table-cell>
          <table:table-cell/>
          <table:table-cell table:formula="of:=(MAX([.B6:.D6])-MIN([.B6:.D6]))/2" office:value-type="float" office:value="0.0398999999999994" calcext:value-type="float">
            <text:p>0.039899999999999</text:p>
          </table:table-cell>
          <table:table-cell table:formula="of:=0.05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2.2079" calcext:value-type="float">
            <text:p>12.2079</text:p>
          </table:table-cell>
          <table:table-cell office:value-type="float" office:value="12.1642" calcext:value-type="float">
            <text:p>12.1642</text:p>
          </table:table-cell>
          <table:table-cell office:value-type="float" office:value="12.1037" calcext:value-type="float">
            <text:p>12.1037</text:p>
          </table:table-cell>
          <table:table-cell table:formula="of:=AVERAGE([.B7:.D7])" office:value-type="float" office:value="12.1586" calcext:value-type="float">
            <text:p>12.1586</text:p>
          </table:table-cell>
          <table:table-cell office:value-type="float" office:value="22.7" calcext:value-type="float">
            <text:p>22.7</text:p>
          </table:table-cell>
          <table:table-cell table:formula="of:=LN([.A7])" office:value-type="float" office:value="3.40119738166216" calcext:value-type="float">
            <text:p>3.40119738166216</text:p>
          </table:table-cell>
          <table:table-cell table:formula="of:=LN([.E7])" office:value-type="float" office:value="2.49803673833092" calcext:value-type="float">
            <text:p>2.49803673833092</text:p>
          </table:table-cell>
          <table:table-cell table:formula="of:=[.M7]/[.A7]" office:value-type="float" office:value="0.00166666666666667" calcext:value-type="float">
            <text:p>0.001666666666667</text:p>
          </table:table-cell>
          <table:table-cell table:formula="of:=[.L7]/[.E7]" office:value-type="float" office:value="0.00428503281627821" calcext:value-type="float">
            <text:p>0.004285032816278</text:p>
          </table:table-cell>
          <table:table-cell/>
          <table:table-cell table:formula="of:=(MAX([.B7:.D7])-MIN([.B7:.D7]))/2" office:value-type="float" office:value="0.0521000000000003" calcext:value-type="float">
            <text:p>0.0521</text:p>
          </table:table-cell>
          <table:table-cell table:formula="of:=0.05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1.1727" calcext:value-type="float">
            <text:p>11.1727</text:p>
          </table:table-cell>
          <table:table-cell office:value-type="float" office:value="11.1908" calcext:value-type="float">
            <text:p>11.1908</text:p>
          </table:table-cell>
          <table:table-cell office:value-type="float" office:value="11.1415" calcext:value-type="float">
            <text:p>11.1415</text:p>
          </table:table-cell>
          <table:table-cell table:formula="of:=AVERAGE([.B8:.D8])" office:value-type="float" office:value="11.1683333333333" calcext:value-type="float">
            <text:p>11.1683333333333</text:p>
          </table:table-cell>
          <table:table-cell office:value-type="float" office:value="22.7" calcext:value-type="float">
            <text:p>22.7</text:p>
          </table:table-cell>
          <table:table-cell table:formula="of:=LN([.A8])" office:value-type="float" office:value="3.68887945411394" calcext:value-type="float">
            <text:p>3.68887945411394</text:p>
          </table:table-cell>
          <table:table-cell table:formula="of:=LN([.E8])" office:value-type="float" office:value="2.41308239275702" calcext:value-type="float">
            <text:p>2.41308239275702</text:p>
          </table:table-cell>
          <table:table-cell table:formula="of:=[.M8]/[.A8]" office:value-type="float" office:value="0.00125" calcext:value-type="float">
            <text:p>0.00125</text:p>
          </table:table-cell>
          <table:table-cell table:formula="of:=[.L8]/[.E8]" office:value-type="float" office:value="0.00220713326369193" calcext:value-type="float">
            <text:p>0.002207133263692</text:p>
          </table:table-cell>
          <table:table-cell/>
          <table:table-cell table:formula="of:=(MAX([.B8:.D8])-MIN([.B8:.D8]))/2" office:value-type="float" office:value="0.0246499999999994" calcext:value-type="float">
            <text:p>0.024649999999999</text:p>
          </table:table-cell>
          <table:table-cell table:formula="of:=0.05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0.5724" calcext:value-type="float">
            <text:p>10.5724</text:p>
          </table:table-cell>
          <table:table-cell office:value-type="float" office:value="10.5647" calcext:value-type="float">
            <text:p>10.5647</text:p>
          </table:table-cell>
          <table:table-cell office:value-type="float" office:value="10.6474" calcext:value-type="float">
            <text:p>10.6474</text:p>
          </table:table-cell>
          <table:table-cell table:formula="of:=AVERAGE([.B9:.D9])" office:value-type="float" office:value="10.5948333333333" calcext:value-type="float">
            <text:p>10.5948333333333</text:p>
          </table:table-cell>
          <table:table-cell office:value-type="float" office:value="22.7" calcext:value-type="float">
            <text:p>22.7</text:p>
          </table:table-cell>
          <table:table-cell table:formula="of:=LN([.A9])" office:value-type="float" office:value="3.91202300542815" calcext:value-type="float">
            <text:p>3.91202300542815</text:p>
          </table:table-cell>
          <table:table-cell table:formula="of:=LN([.E9])" office:value-type="float" office:value="2.36036646090596" calcext:value-type="float">
            <text:p>2.36036646090596</text:p>
          </table:table-cell>
          <table:table-cell table:formula="of:=[.M9]/[.A9]" office:value-type="float" office:value="0.001" calcext:value-type="float">
            <text:p>0.001</text:p>
          </table:table-cell>
          <table:table-cell table:formula="of:=[.L9]/[.E9]" office:value-type="float" office:value="0.00390284572669064" calcext:value-type="float">
            <text:p>0.003902845726691</text:p>
          </table:table-cell>
          <table:table-cell/>
          <table:table-cell table:formula="of:=(MAX([.B9:.D9])-MIN([.B9:.D9]))/2" office:value-type="float" office:value="0.0413499999999996" calcext:value-type="float">
            <text:p>0.04135</text:p>
          </table:table-cell>
          <table:table-cell table:formula="of:=0.05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0.1087" calcext:value-type="float">
            <text:p>10.1087</text:p>
          </table:table-cell>
          <table:table-cell office:value-type="float" office:value="10.1893" calcext:value-type="float">
            <text:p>10.1893</text:p>
          </table:table-cell>
          <table:table-cell office:value-type="float" office:value="10.1831" calcext:value-type="float">
            <text:p>10.1831</text:p>
          </table:table-cell>
          <table:table-cell table:formula="of:=AVERAGE([.B10:.D10])" office:value-type="float" office:value="10.1603666666667" calcext:value-type="float">
            <text:p>10.1603666666667</text:p>
          </table:table-cell>
          <table:table-cell office:value-type="float" office:value="22.7" calcext:value-type="float">
            <text:p>22.7</text:p>
          </table:table-cell>
          <table:table-cell table:formula="of:=LN([.A10])" office:value-type="float" office:value="4.0943445622221" calcext:value-type="float">
            <text:p>4.0943445622221</text:p>
          </table:table-cell>
          <table:table-cell table:formula="of:=LN([.E10])" office:value-type="float" office:value="2.31849453073798" calcext:value-type="float">
            <text:p>2.31849453073798</text:p>
          </table:table-cell>
          <table:table-cell table:formula="of:=[.M10]/[.A10]" office:value-type="float" office:value="0.000833333333333333" calcext:value-type="float">
            <text:p>0.000833333333333</text:p>
          </table:table-cell>
          <table:table-cell table:formula="of:=[.L10]/[.E10]" office:value-type="float" office:value="0.00396639228899213" calcext:value-type="float">
            <text:p>0.003966392288992</text:p>
          </table:table-cell>
          <table:table-cell/>
          <table:table-cell table:formula="of:=(MAX([.B10:.D10])-MIN([.B10:.D10]))/2" office:value-type="float" office:value="0.0402999999999993" calcext:value-type="float">
            <text:p>0.040299999999999</text:p>
          </table:table-cell>
          <table:table-cell table:formula="of:=0.05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9.77208" calcext:value-type="float">
            <text:p>9.77208</text:p>
          </table:table-cell>
          <table:table-cell office:value-type="float" office:value="9.72934" calcext:value-type="float">
            <text:p>9.72934</text:p>
          </table:table-cell>
          <table:table-cell office:value-type="float" office:value="9.70533" calcext:value-type="float">
            <text:p>9.70533</text:p>
          </table:table-cell>
          <table:table-cell table:formula="of:=AVERAGE([.B11:.D11])" office:value-type="float" office:value="9.73558333333333" calcext:value-type="float">
            <text:p>9.73558333333333</text:p>
          </table:table-cell>
          <table:table-cell office:value-type="float" office:value="22.7" calcext:value-type="float">
            <text:p>22.7</text:p>
          </table:table-cell>
          <table:table-cell table:formula="of:=LN([.A11])" office:value-type="float" office:value="4.24849524204936" calcext:value-type="float">
            <text:p>4.24849524204936</text:p>
          </table:table-cell>
          <table:table-cell table:formula="of:=LN([.E11])" office:value-type="float" office:value="2.27578755827532" calcext:value-type="float">
            <text:p>2.27578755827532</text:p>
          </table:table-cell>
          <table:table-cell table:formula="of:=[.M11]/[.A11]" office:value-type="float" office:value="0.000714285714285714" calcext:value-type="float">
            <text:p>0.000714285714286</text:p>
          </table:table-cell>
          <table:table-cell table:formula="of:=[.L11]/[.E11]" office:value-type="float" office:value="0.00342814589093279" calcext:value-type="float">
            <text:p>0.003428145890933</text:p>
          </table:table-cell>
          <table:table-cell/>
          <table:table-cell table:formula="of:=(MAX([.B11:.D11])-MIN([.B11:.D11]))/2" office:value-type="float" office:value="0.0333750000000004" calcext:value-type="float">
            <text:p>0.033375</text:p>
          </table:table-cell>
          <table:table-cell table:formula="of:=0.05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9.46242" calcext:value-type="float">
            <text:p>9.46242</text:p>
          </table:table-cell>
          <table:table-cell office:value-type="float" office:value="9.47521" calcext:value-type="float">
            <text:p>9.47521</text:p>
          </table:table-cell>
          <table:table-cell office:value-type="float" office:value="9.46917" calcext:value-type="float">
            <text:p>9.46917</text:p>
          </table:table-cell>
          <table:table-cell table:formula="of:=AVERAGE([.B12:.D12])" office:value-type="float" office:value="9.46893333333333" calcext:value-type="float">
            <text:p>9.46893333333333</text:p>
          </table:table-cell>
          <table:table-cell office:value-type="float" office:value="22.7" calcext:value-type="float">
            <text:p>22.7</text:p>
          </table:table-cell>
          <table:table-cell table:formula="of:=LN([.A12])" office:value-type="float" office:value="4.38202663467388" calcext:value-type="float">
            <text:p>4.38202663467388</text:p>
          </table:table-cell>
          <table:table-cell table:formula="of:=LN([.E12])" office:value-type="float" office:value="2.2480162644584" calcext:value-type="float">
            <text:p>2.2480162644584</text:p>
          </table:table-cell>
          <table:table-cell table:formula="of:=[.M12]/[.A12]" office:value-type="float" office:value="0.000625" calcext:value-type="float">
            <text:p>0.000625</text:p>
          </table:table-cell>
          <table:table-cell table:formula="of:=[.L12]/[.E12]" office:value-type="float" office:value="0.000675366461551499" calcext:value-type="float">
            <text:p>0.000675366461551</text:p>
          </table:table-cell>
          <table:table-cell/>
          <table:table-cell table:formula="of:=(MAX([.B12:.D12])-MIN([.B12:.D12]))/2" office:value-type="float" office:value="0.00639500000000037" calcext:value-type="float">
            <text:p>0.006395</text:p>
          </table:table-cell>
          <table:table-cell table:formula="of:=0.05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9.32994" calcext:value-type="float">
            <text:p>9.32994</text:p>
          </table:table-cell>
          <table:table-cell office:value-type="float" office:value="9.18466" calcext:value-type="float">
            <text:p>9.18466</text:p>
          </table:table-cell>
          <table:table-cell office:value-type="float" office:value="9.2993" calcext:value-type="float">
            <text:p>9.2993</text:p>
          </table:table-cell>
          <table:table-cell table:formula="of:=AVERAGE([.B13:.D13])" office:value-type="float" office:value="9.2713" calcext:value-type="float">
            <text:p>9.2713</text:p>
          </table:table-cell>
          <table:table-cell office:value-type="float" office:value="22.7" calcext:value-type="float">
            <text:p>22.7</text:p>
          </table:table-cell>
          <table:table-cell table:formula="of:=LN([.A13])" office:value-type="float" office:value="4.49980967033027" calcext:value-type="float">
            <text:p>4.49980967033027</text:p>
          </table:table-cell>
          <table:table-cell table:formula="of:=LN([.E13])" office:value-type="float" office:value="2.22692360707013" calcext:value-type="float">
            <text:p>2.22692360707013</text:p>
          </table:table-cell>
          <table:table-cell table:formula="of:=[.M13]/[.A13]" office:value-type="float" office:value="0.000555555555555556" calcext:value-type="float">
            <text:p>0.000555555555556</text:p>
          </table:table-cell>
          <table:table-cell table:formula="of:=[.L13]/[.E13]" office:value-type="float" office:value="0.00783493145513582" calcext:value-type="float">
            <text:p>0.007834931455136</text:p>
          </table:table-cell>
          <table:table-cell/>
          <table:table-cell table:formula="of:=(MAX([.B13:.D13])-MIN([.B13:.D13]))/2" office:value-type="float" office:value="0.0726400000000007" calcext:value-type="float">
            <text:p>0.072640000000001</text:p>
          </table:table-cell>
          <table:table-cell table:formula="of:=0.05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9.06787" calcext:value-type="float">
            <text:p>9.06787</text:p>
          </table:table-cell>
          <table:table-cell office:value-type="float" office:value="9.10109" calcext:value-type="float">
            <text:p>9.10109</text:p>
          </table:table-cell>
          <table:table-cell office:value-type="float" office:value="9.12485" calcext:value-type="float">
            <text:p>9.12485</text:p>
          </table:table-cell>
          <table:table-cell table:formula="of:=AVERAGE([.B14:.D14])" office:value-type="float" office:value="9.09793666666667" calcext:value-type="float">
            <text:p>9.09793666666667</text:p>
          </table:table-cell>
          <table:table-cell office:value-type="float" office:value="22.8" calcext:value-type="float">
            <text:p>22.8</text:p>
          </table:table-cell>
          <table:table-cell table:formula="of:=LN([.A14])" office:value-type="float" office:value="4.60517018598809" calcext:value-type="float">
            <text:p>4.60517018598809</text:p>
          </table:table-cell>
          <table:table-cell table:formula="of:=LN([.E14])" office:value-type="float" office:value="2.20804764788668" calcext:value-type="float">
            <text:p>2.20804764788668</text:p>
          </table:table-cell>
          <table:table-cell table:formula="of:=[.M14]/[.A14]" office:value-type="float" office:value="0.0005" calcext:value-type="float">
            <text:p>0.0005</text:p>
          </table:table-cell>
          <table:table-cell table:formula="of:=[.L14]/[.E14]" office:value-type="float" office:value="0.00313147926214778" calcext:value-type="float">
            <text:p>0.003131479262148</text:p>
          </table:table-cell>
          <table:table-cell/>
          <table:table-cell table:formula="of:=(MAX([.B14:.D14])-MIN([.B14:.D14]))/2" office:value-type="float" office:value="0.0284900000000006" calcext:value-type="float">
            <text:p>0.028490000000001</text:p>
          </table:table-cell>
          <table:table-cell table:formula="of:=0.05" office:value-type="float" office:value="0.05" calcext:value-type="float">
            <text:p>0.05</text:p>
          </table:table-cell>
          <table:table-cell table:number-columns-repeated="2"/>
          <table:table-cell>
            <draw:frame table:end-cell-address="D5.X28" table:end-x="13.35pt" table:end-y="6.35pt" draw:z-index="0" draw:name="Chart 2" draw:style-name="gr1" draw:text-style-name="P1" svg:width="361.56pt" svg:height="199.16pt" svg:x="37.42pt" svg:y="0.4pt">
              <loext:p draw:notify-on-update-of-ranges="D5.H5:D5.H30 D5.G5:D5.G3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08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8.98533" calcext:value-type="float">
            <text:p>8.98533</text:p>
          </table:table-cell>
          <table:table-cell office:value-type="float" office:value="8.90372" calcext:value-type="float">
            <text:p>8.90372</text:p>
          </table:table-cell>
          <table:table-cell office:value-type="float" office:value="9.01361" calcext:value-type="float">
            <text:p>9.01361</text:p>
          </table:table-cell>
          <table:table-cell table:formula="of:=AVERAGE([.B15:.D15])" office:value-type="float" office:value="8.96755333333333" calcext:value-type="float">
            <text:p>8.96755333333333</text:p>
          </table:table-cell>
          <table:table-cell office:value-type="float" office:value="22.7" calcext:value-type="float">
            <text:p>22.7</text:p>
          </table:table-cell>
          <table:table-cell table:formula="of:=LN([.A15])" office:value-type="float" office:value="4.70048036579242" calcext:value-type="float">
            <text:p>4.70048036579242</text:p>
          </table:table-cell>
          <table:table-cell table:formula="of:=LN([.E15])" office:value-type="float" office:value="2.19361287780927" calcext:value-type="float">
            <text:p>2.19361287780927</text:p>
          </table:table-cell>
          <table:table-cell table:formula="of:=[.M15]/[.A15]" office:value-type="float" office:value="0.000454545454545455" calcext:value-type="float">
            <text:p>0.000454545454545</text:p>
          </table:table-cell>
          <table:table-cell table:formula="of:=[.L15]/[.E15]" office:value-type="float" office:value="0.00612708929154218" calcext:value-type="float">
            <text:p>0.006127089291542</text:p>
          </table:table-cell>
          <table:table-cell/>
          <table:table-cell table:formula="of:=(MAX([.B15:.D15])-MIN([.B15:.D15]))/2" office:value-type="float" office:value="0.054945" calcext:value-type="float">
            <text:p>0.054945</text:p>
          </table:table-cell>
          <table:table-cell table:formula="of:=0.05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8.7756" calcext:value-type="float">
            <text:p>8.7756</text:p>
          </table:table-cell>
          <table:table-cell office:value-type="float" office:value="8.9447" calcext:value-type="float">
            <text:p>8.9447</text:p>
          </table:table-cell>
          <table:table-cell office:value-type="float" office:value="9.05389" calcext:value-type="float">
            <text:p>9.05389</text:p>
          </table:table-cell>
          <table:table-cell table:formula="of:=AVERAGE([.B16:.D16])" office:value-type="float" office:value="8.92473" calcext:value-type="float">
            <text:p>8.92473</text:p>
          </table:table-cell>
          <table:table-cell office:value-type="float" office:value="22.8" calcext:value-type="float">
            <text:p>22.8</text:p>
          </table:table-cell>
          <table:table-cell table:formula="of:=LN([.A16])" office:value-type="float" office:value="4.78749174278205" calcext:value-type="float">
            <text:p>4.78749174278205</text:p>
          </table:table-cell>
          <table:table-cell table:formula="of:=LN([.E16])" office:value-type="float" office:value="2.18882607510726" calcext:value-type="float">
            <text:p>2.18882607510726</text:p>
          </table:table-cell>
          <table:table-cell table:formula="of:=[.M16]/[.A16]" office:value-type="float" office:value="0.000416666666666667" calcext:value-type="float">
            <text:p>0.000416666666667</text:p>
          </table:table-cell>
          <table:table-cell table:formula="of:=[.L16]/[.E16]" office:value-type="float" office:value="0.0155909478494027" calcext:value-type="float">
            <text:p>0.015590947849403</text:p>
          </table:table-cell>
          <table:table-cell/>
          <table:table-cell table:formula="of:=(MAX([.B16:.D16])-MIN([.B16:.D16]))/2" office:value-type="float" office:value="0.139145" calcext:value-type="float">
            <text:p>0.139145</text:p>
          </table:table-cell>
          <table:table-cell table:formula="of:=0.05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8.89167" calcext:value-type="float">
            <text:p>8.89167</text:p>
          </table:table-cell>
          <table:table-cell office:value-type="float" office:value="8.9147" calcext:value-type="float">
            <text:p>8.9147</text:p>
          </table:table-cell>
          <table:table-cell office:value-type="float" office:value="8.8751" calcext:value-type="float">
            <text:p>8.8751</text:p>
          </table:table-cell>
          <table:table-cell table:formula="of:=AVERAGE([.B17:.D17])" office:value-type="float" office:value="8.89382333333333" calcext:value-type="float">
            <text:p>8.89382333333333</text:p>
          </table:table-cell>
          <table:table-cell office:value-type="float" office:value="22.8" calcext:value-type="float">
            <text:p>22.8</text:p>
          </table:table-cell>
          <table:table-cell table:formula="of:=LN([.A17])" office:value-type="float" office:value="4.86753445045558" calcext:value-type="float">
            <text:p>4.86753445045558</text:p>
          </table:table-cell>
          <table:table-cell table:formula="of:=LN([.E17])" office:value-type="float" office:value="2.18535702831278" calcext:value-type="float">
            <text:p>2.18535702831278</text:p>
          </table:table-cell>
          <table:table-cell table:formula="of:=[.M17]/[.A17]" office:value-type="float" office:value="0.000384615384615385" calcext:value-type="float">
            <text:p>0.000384615384615</text:p>
          </table:table-cell>
          <table:table-cell table:formula="of:=[.L17]/[.E17]" office:value-type="float" office:value="0.00222626414511645" calcext:value-type="float">
            <text:p>0.002226264145116</text:p>
          </table:table-cell>
          <table:table-cell/>
          <table:table-cell table:formula="of:=(MAX([.B17:.D17])-MIN([.B17:.D17]))/2" office:value-type="float" office:value="0.0198" calcext:value-type="float">
            <text:p>0.0198</text:p>
          </table:table-cell>
          <table:table-cell table:formula="of:=0.05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8.86456" calcext:value-type="float">
            <text:p>8.86456</text:p>
          </table:table-cell>
          <table:table-cell office:value-type="float" office:value="8.81505" calcext:value-type="float">
            <text:p>8.81505</text:p>
          </table:table-cell>
          <table:table-cell office:value-type="float" office:value="8.77378" calcext:value-type="float">
            <text:p>8.77378</text:p>
          </table:table-cell>
          <table:table-cell table:formula="of:=AVERAGE([.B18:.D18])" office:value-type="float" office:value="8.81779666666667" calcext:value-type="float">
            <text:p>8.81779666666667</text:p>
          </table:table-cell>
          <table:table-cell office:value-type="float" office:value="22.8" calcext:value-type="float">
            <text:p>22.8</text:p>
          </table:table-cell>
          <table:table-cell table:formula="of:=LN([.A18])" office:value-type="float" office:value="4.9416424226093" calcext:value-type="float">
            <text:p>4.9416424226093</text:p>
          </table:table-cell>
          <table:table-cell table:formula="of:=LN([.E18])" office:value-type="float" office:value="2.1767720277752" calcext:value-type="float">
            <text:p>2.1767720277752</text:p>
          </table:table-cell>
          <table:table-cell table:formula="of:=[.M18]/[.A18]" office:value-type="float" office:value="0.000357142857142857" calcext:value-type="float">
            <text:p>0.000357142857143</text:p>
          </table:table-cell>
          <table:table-cell table:formula="of:=[.L18]/[.E18]" office:value-type="float" office:value="0.00514754441680256" calcext:value-type="float">
            <text:p>0.005147544416803</text:p>
          </table:table-cell>
          <table:table-cell/>
          <table:table-cell table:formula="of:=(MAX([.B18:.D18])-MIN([.B18:.D18]))/2" office:value-type="float" office:value="0.0453900000000003" calcext:value-type="float">
            <text:p>0.04539</text:p>
          </table:table-cell>
          <table:table-cell table:formula="of:=0.05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8.72283" calcext:value-type="float">
            <text:p>8.72283</text:p>
          </table:table-cell>
          <table:table-cell office:value-type="float" office:value="8.79351" calcext:value-type="float">
            <text:p>8.79351</text:p>
          </table:table-cell>
          <table:table-cell office:value-type="float" office:value="8.82252" calcext:value-type="float">
            <text:p>8.82252</text:p>
          </table:table-cell>
          <table:table-cell table:formula="of:=AVERAGE([.B19:.D19])" office:value-type="float" office:value="8.77962" calcext:value-type="float">
            <text:p>8.77962</text:p>
          </table:table-cell>
          <table:table-cell office:value-type="float" office:value="22.8" calcext:value-type="float">
            <text:p>22.8</text:p>
          </table:table-cell>
          <table:table-cell table:formula="of:=LN([.A19])" office:value-type="float" office:value="5.01063529409626" calcext:value-type="float">
            <text:p>5.01063529409626</text:p>
          </table:table-cell>
          <table:table-cell table:formula="of:=LN([.E19])" office:value-type="float" office:value="2.17243312652818" calcext:value-type="float">
            <text:p>2.17243312652818</text:p>
          </table:table-cell>
          <table:table-cell table:formula="of:=[.M19]/[.A19]" office:value-type="float" office:value="0.000333333333333333" calcext:value-type="float">
            <text:p>0.000333333333333</text:p>
          </table:table-cell>
          <table:table-cell table:formula="of:=[.L19]/[.E19]" office:value-type="float" office:value="0.0056773527783663" calcext:value-type="float">
            <text:p>0.005677352778366</text:p>
          </table:table-cell>
          <table:table-cell/>
          <table:table-cell table:formula="of:=(MAX([.B19:.D19])-MIN([.B19:.D19]))/2" office:value-type="float" office:value="0.0498450000000004" calcext:value-type="float">
            <text:p>0.049845</text:p>
          </table:table-cell>
          <table:table-cell table:formula="of:=0.05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8.76435" calcext:value-type="float">
            <text:p>8.76435</text:p>
          </table:table-cell>
          <table:table-cell office:value-type="float" office:value="8.83868" calcext:value-type="float">
            <text:p>8.83868</text:p>
          </table:table-cell>
          <table:table-cell office:value-type="float" office:value="8.75188" calcext:value-type="float">
            <text:p>8.75188</text:p>
          </table:table-cell>
          <table:table-cell table:formula="of:=AVERAGE([.B20:.D20])" office:value-type="float" office:value="8.78497" calcext:value-type="float">
            <text:p>8.78497</text:p>
          </table:table-cell>
          <table:table-cell office:value-type="float" office:value="22.8" calcext:value-type="float">
            <text:p>22.8</text:p>
          </table:table-cell>
          <table:table-cell table:formula="of:=LN([.A20])" office:value-type="float" office:value="5.07517381523383" calcext:value-type="float">
            <text:p>5.07517381523383</text:p>
          </table:table-cell>
          <table:table-cell table:formula="of:=LN([.E20])" office:value-type="float" office:value="2.17304230672145" calcext:value-type="float">
            <text:p>2.17304230672145</text:p>
          </table:table-cell>
          <table:table-cell table:formula="of:=[.M20]/[.A20]" office:value-type="float" office:value="0.0003125" calcext:value-type="float">
            <text:p>0.0003125</text:p>
          </table:table-cell>
          <table:table-cell table:formula="of:=[.L20]/[.E20]" office:value-type="float" office:value="0.00494025591436284" calcext:value-type="float">
            <text:p>0.004940255914363</text:p>
          </table:table-cell>
          <table:table-cell/>
          <table:table-cell table:formula="of:=(MAX([.B20:.D20])-MIN([.B20:.D20]))/2" office:value-type="float" office:value="0.0434000000000001" calcext:value-type="float">
            <text:p>0.0434</text:p>
          </table:table-cell>
          <table:table-cell table:formula="of:=0.05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8.71143" calcext:value-type="float">
            <text:p>8.71143</text:p>
          </table:table-cell>
          <table:table-cell office:value-type="float" office:value="8.73008" calcext:value-type="float">
            <text:p>8.73008</text:p>
          </table:table-cell>
          <table:table-cell office:value-type="float" office:value="8.80049" calcext:value-type="float">
            <text:p>8.80049</text:p>
          </table:table-cell>
          <table:table-cell table:formula="of:=AVERAGE([.B21:.D21])" office:value-type="float" office:value="8.74733333333333" calcext:value-type="float">
            <text:p>8.74733333333333</text:p>
          </table:table-cell>
          <table:table-cell office:value-type="float" office:value="22.8" calcext:value-type="float">
            <text:p>22.8</text:p>
          </table:table-cell>
          <table:table-cell table:formula="of:=LN([.A21])" office:value-type="float" office:value="5.13579843705026" calcext:value-type="float">
            <text:p>5.13579843705026</text:p>
          </table:table-cell>
          <table:table-cell table:formula="of:=LN([.E21])" office:value-type="float" office:value="2.16874889201541" calcext:value-type="float">
            <text:p>2.16874889201541</text:p>
          </table:table-cell>
          <table:table-cell table:formula="of:=[.M21]/[.A21]" office:value-type="float" office:value="0.000294117647058824" calcext:value-type="float">
            <text:p>0.000294117647059</text:p>
          </table:table-cell>
          <table:table-cell table:formula="of:=[.L21]/[.E21]" office:value-type="float" office:value="0.00509069430683637" calcext:value-type="float">
            <text:p>0.005090694306836</text:p>
          </table:table-cell>
          <table:table-cell/>
          <table:table-cell table:formula="of:=(MAX([.B21:.D21])-MIN([.B21:.D21]))/2" office:value-type="float" office:value="0.04453" calcext:value-type="float">
            <text:p>0.04453</text:p>
          </table:table-cell>
          <table:table-cell table:formula="of:=0.05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8.71551" calcext:value-type="float">
            <text:p>8.71551</text:p>
          </table:table-cell>
          <table:table-cell office:value-type="float" office:value="8.6742" calcext:value-type="float">
            <text:p>8.6742</text:p>
          </table:table-cell>
          <table:table-cell office:value-type="float" office:value="8.72263" calcext:value-type="float">
            <text:p>8.72263</text:p>
          </table:table-cell>
          <table:table-cell table:formula="of:=AVERAGE([.B22:.D22])" office:value-type="float" office:value="8.70411333333333" calcext:value-type="float">
            <text:p>8.70411333333333</text:p>
          </table:table-cell>
          <table:table-cell office:value-type="float" office:value="22.8" calcext:value-type="float">
            <text:p>22.8</text:p>
          </table:table-cell>
          <table:table-cell table:formula="of:=LN([.A22])" office:value-type="float" office:value="5.19295685089021" calcext:value-type="float">
            <text:p>5.19295685089021</text:p>
          </table:table-cell>
          <table:table-cell table:formula="of:=LN([.E22])" office:value-type="float" office:value="2.16379571086215" calcext:value-type="float">
            <text:p>2.16379571086215</text:p>
          </table:table-cell>
          <table:table-cell table:formula="of:=[.M22]/[.A22]" office:value-type="float" office:value="0.000277777777777778" calcext:value-type="float">
            <text:p>0.000277777777778</text:p>
          </table:table-cell>
          <table:table-cell table:formula="of:=[.L22]/[.E22]" office:value-type="float" office:value="0.0027820180037484" calcext:value-type="float">
            <text:p>0.002782018003748</text:p>
          </table:table-cell>
          <table:table-cell/>
          <table:table-cell table:formula="of:=(MAX([.B22:.D22])-MIN([.B22:.D22]))/2" office:value-type="float" office:value="0.0242149999999999" calcext:value-type="float">
            <text:p>0.024215</text:p>
          </table:table-cell>
          <table:table-cell table:formula="of:=0.05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8.76801" calcext:value-type="float">
            <text:p>8.76801</text:p>
          </table:table-cell>
          <table:table-cell office:value-type="float" office:value="8.71715" calcext:value-type="float">
            <text:p>8.71715</text:p>
          </table:table-cell>
          <table:table-cell office:value-type="float" office:value="8.68835" calcext:value-type="float">
            <text:p>8.68835</text:p>
          </table:table-cell>
          <table:table-cell table:formula="of:=AVERAGE([.B23:.D23])" office:value-type="float" office:value="8.72450333333333" calcext:value-type="float">
            <text:p>8.72450333333333</text:p>
          </table:table-cell>
          <table:table-cell office:value-type="float" office:value="22.7" calcext:value-type="float">
            <text:p>22.7</text:p>
          </table:table-cell>
          <table:table-cell table:formula="of:=LN([.A23])" office:value-type="float" office:value="5.24702407216049" calcext:value-type="float">
            <text:p>5.24702407216049</text:p>
          </table:table-cell>
          <table:table-cell table:formula="of:=LN([.E23])" office:value-type="float" office:value="2.1661355419219" calcext:value-type="float">
            <text:p>2.1661355419219</text:p>
          </table:table-cell>
          <table:table-cell table:formula="of:=[.M23]/[.A23]" office:value-type="float" office:value="0.000263157894736842" calcext:value-type="float">
            <text:p>0.000263157894737</text:p>
          </table:table-cell>
          <table:table-cell table:formula="of:=[.L23]/[.E23]" office:value-type="float" office:value="0.00456530285773673" calcext:value-type="float">
            <text:p>0.004565302857737</text:p>
          </table:table-cell>
          <table:table-cell/>
          <table:table-cell table:formula="of:=(MAX([.B23:.D23])-MIN([.B23:.D23]))/2" office:value-type="float" office:value="0.0398300000000003" calcext:value-type="float">
            <text:p>0.03983</text:p>
          </table:table-cell>
          <table:table-cell table:formula="of:=0.05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8.64499" calcext:value-type="float">
            <text:p>8.64499</text:p>
          </table:table-cell>
          <table:table-cell office:value-type="float" office:value="8.64783" calcext:value-type="float">
            <text:p>8.64783</text:p>
          </table:table-cell>
          <table:table-cell office:value-type="float" office:value="8.62612" calcext:value-type="float">
            <text:p>8.62612</text:p>
          </table:table-cell>
          <table:table-cell table:formula="of:=AVERAGE([.B24:.D24])" office:value-type="float" office:value="8.63964666666667" calcext:value-type="float">
            <text:p>8.63964666666667</text:p>
          </table:table-cell>
          <table:table-cell office:value-type="float" office:value="22.8" calcext:value-type="float">
            <text:p>22.8</text:p>
          </table:table-cell>
          <table:table-cell table:formula="of:=LN([.A24])" office:value-type="float" office:value="5.29831736654804" calcext:value-type="float">
            <text:p>5.29831736654804</text:p>
          </table:table-cell>
          <table:table-cell table:formula="of:=LN([.E24])" office:value-type="float" office:value="2.15636168691801" calcext:value-type="float">
            <text:p>2.15636168691801</text:p>
          </table:table-cell>
          <table:table-cell table:formula="of:=[.M24]/[.A24]" office:value-type="float" office:value="0.00025" calcext:value-type="float">
            <text:p>0.00025</text:p>
          </table:table-cell>
          <table:table-cell table:formula="of:=[.L24]/[.E24]" office:value-type="float" office:value="0.00125641712199653" calcext:value-type="float">
            <text:p>0.001256417121997</text:p>
          </table:table-cell>
          <table:table-cell/>
          <table:table-cell table:formula="of:=(MAX([.B24:.D24])-MIN([.B24:.D24]))/2" office:value-type="float" office:value="0.0108550000000003" calcext:value-type="float">
            <text:p>0.010855</text:p>
          </table:table-cell>
          <table:table-cell table:formula="of:=0.05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8.57305" calcext:value-type="float">
            <text:p>8.57305</text:p>
          </table:table-cell>
          <table:table-cell office:value-type="float" office:value="8.55972" calcext:value-type="float">
            <text:p>8.55972</text:p>
          </table:table-cell>
          <table:table-cell office:value-type="float" office:value="8.67119" calcext:value-type="float">
            <text:p>8.67119</text:p>
          </table:table-cell>
          <table:table-cell table:formula="of:=AVERAGE([.B25:.D25])" office:value-type="float" office:value="8.60132" calcext:value-type="float">
            <text:p>8.60132</text:p>
          </table:table-cell>
          <table:table-cell office:value-type="float" office:value="22.8" calcext:value-type="float">
            <text:p>22.8</text:p>
          </table:table-cell>
          <table:table-cell table:formula="of:=LN([.A25])" office:value-type="float" office:value="5.34710753071747" calcext:value-type="float">
            <text:p>5.34710753071747</text:p>
          </table:table-cell>
          <table:table-cell table:formula="of:=LN([.E25])" office:value-type="float" office:value="2.15191567985342" calcext:value-type="float">
            <text:p>2.15191567985342</text:p>
          </table:table-cell>
          <table:table-cell table:formula="of:=[.M25]/[.A25]" office:value-type="float" office:value="0.000238095238095238" calcext:value-type="float">
            <text:p>0.000238095238095</text:p>
          </table:table-cell>
          <table:table-cell table:formula="of:=[.L25]/[.E25]" office:value-type="float" office:value="0.00647981937656074" calcext:value-type="float">
            <text:p>0.006479819376561</text:p>
          </table:table-cell>
          <table:table-cell/>
          <table:table-cell table:formula="of:=(MAX([.B25:.D25])-MIN([.B25:.D25]))/2" office:value-type="float" office:value="0.0557349999999994" calcext:value-type="float">
            <text:p>0.055735</text:p>
          </table:table-cell>
          <table:table-cell table:formula="of:=0.05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8.56341" calcext:value-type="float">
            <text:p>8.56341</text:p>
          </table:table-cell>
          <table:table-cell office:value-type="float" office:value="8.56818" calcext:value-type="float">
            <text:p>8.56818</text:p>
          </table:table-cell>
          <table:table-cell office:value-type="float" office:value="8.6268" calcext:value-type="float">
            <text:p>8.6268</text:p>
          </table:table-cell>
          <table:table-cell table:formula="of:=AVERAGE([.B26:.D26])" office:value-type="float" office:value="8.58613" calcext:value-type="float">
            <text:p>8.58613</text:p>
          </table:table-cell>
          <table:table-cell office:value-type="float" office:value="22.8" calcext:value-type="float">
            <text:p>22.8</text:p>
          </table:table-cell>
          <table:table-cell table:formula="of:=LN([.A26])" office:value-type="float" office:value="5.39362754635236" calcext:value-type="float">
            <text:p>5.39362754635236</text:p>
          </table:table-cell>
          <table:table-cell table:formula="of:=LN([.E26])" office:value-type="float" office:value="2.15014811061484" calcext:value-type="float">
            <text:p>2.15014811061484</text:p>
          </table:table-cell>
          <table:table-cell table:formula="of:=[.M26]/[.A26]" office:value-type="float" office:value="0.000227272727272727" calcext:value-type="float">
            <text:p>0.000227272727273</text:p>
          </table:table-cell>
          <table:table-cell table:formula="of:=[.L26]/[.E26]" office:value-type="float" office:value="0.00369141860186138" calcext:value-type="float">
            <text:p>0.003691418601861</text:p>
          </table:table-cell>
          <table:table-cell/>
          <table:table-cell table:formula="of:=(MAX([.B26:.D26])-MIN([.B26:.D26]))/2" office:value-type="float" office:value="0.031695" calcext:value-type="float">
            <text:p>0.031695</text:p>
          </table:table-cell>
          <table:table-cell table:formula="of:=0.05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8.69436" calcext:value-type="float">
            <text:p>8.69436</text:p>
          </table:table-cell>
          <table:table-cell office:value-type="float" office:value="8.63331" calcext:value-type="float">
            <text:p>8.63331</text:p>
          </table:table-cell>
          <table:table-cell office:value-type="float" office:value="8.73417" calcext:value-type="float">
            <text:p>8.73417</text:p>
          </table:table-cell>
          <table:table-cell table:formula="of:=AVERAGE([.B27:.D27])" office:value-type="float" office:value="8.68728" calcext:value-type="float">
            <text:p>8.68728</text:p>
          </table:table-cell>
          <table:table-cell office:value-type="float" office:value="22.8" calcext:value-type="float">
            <text:p>22.8</text:p>
          </table:table-cell>
          <table:table-cell table:formula="of:=LN([.A27])" office:value-type="float" office:value="5.4380793089232" calcext:value-type="float">
            <text:p>5.4380793089232</text:p>
          </table:table-cell>
          <table:table-cell table:formula="of:=LN([.E27])" office:value-type="float" office:value="2.16185988682925" calcext:value-type="float">
            <text:p>2.16185988682925</text:p>
          </table:table-cell>
          <table:table-cell table:formula="of:=[.M27]/[.A27]" office:value-type="float" office:value="0.000217391304347826" calcext:value-type="float">
            <text:p>0.000217391304348</text:p>
          </table:table-cell>
          <table:table-cell table:formula="of:=[.L27]/[.E27]" office:value-type="float" office:value="0.00580503909163748" calcext:value-type="float">
            <text:p>0.005805039091637</text:p>
          </table:table-cell>
          <table:table-cell/>
          <table:table-cell table:formula="of:=(MAX([.B27:.D27])-MIN([.B27:.D27]))/2" office:value-type="float" office:value="0.0504300000000004" calcext:value-type="float">
            <text:p>0.050430000000001</text:p>
          </table:table-cell>
          <table:table-cell table:formula="of:=0.05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8.79194" calcext:value-type="float">
            <text:p>8.79194</text:p>
          </table:table-cell>
          <table:table-cell office:value-type="float" office:value="8.76523" calcext:value-type="float">
            <text:p>8.76523</text:p>
          </table:table-cell>
          <table:table-cell office:value-type="float" office:value="8.78785" calcext:value-type="float">
            <text:p>8.78785</text:p>
          </table:table-cell>
          <table:table-cell table:formula="of:=AVERAGE([.B28:.D28])" office:value-type="float" office:value="8.78167333333333" calcext:value-type="float">
            <text:p>8.78167333333333</text:p>
          </table:table-cell>
          <table:table-cell office:value-type="float" office:value="22.8" calcext:value-type="float">
            <text:p>22.8</text:p>
          </table:table-cell>
          <table:table-cell table:formula="of:=LN([.A28])" office:value-type="float" office:value="5.48063892334199" calcext:value-type="float">
            <text:p>5.48063892334199</text:p>
          </table:table-cell>
          <table:table-cell table:formula="of:=LN([.E28])" office:value-type="float" office:value="2.17266697415019" calcext:value-type="float">
            <text:p>2.17266697415019</text:p>
          </table:table-cell>
          <table:table-cell table:formula="of:=[.M28]/[.A28]" office:value-type="float" office:value="0.000208333333333333" calcext:value-type="float">
            <text:p>0.000208333333333</text:p>
          </table:table-cell>
          <table:table-cell table:formula="of:=[.L28]/[.E28]" office:value-type="float" office:value="0.00152078077754351" calcext:value-type="float">
            <text:p>0.001520780777544</text:p>
          </table:table-cell>
          <table:table-cell/>
          <table:table-cell table:formula="of:=(MAX([.B28:.D28])-MIN([.B28:.D28]))/2" office:value-type="float" office:value="0.0133549999999998" calcext:value-type="float">
            <text:p>0.013355</text:p>
          </table:table-cell>
          <table:table-cell table:formula="of:=0.05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9.06081" calcext:value-type="float">
            <text:p>9.06081</text:p>
          </table:table-cell>
          <table:table-cell office:value-type="float" office:value="8.96382" calcext:value-type="float">
            <text:p>8.96382</text:p>
          </table:table-cell>
          <table:table-cell office:value-type="float" office:value="9.01298" calcext:value-type="float">
            <text:p>9.01298</text:p>
          </table:table-cell>
          <table:table-cell table:formula="of:=AVERAGE([.B29:.D29])" office:value-type="float" office:value="9.01253666666667" calcext:value-type="float">
            <text:p>9.01253666666667</text:p>
          </table:table-cell>
          <table:table-cell office:value-type="float" office:value="22.8" calcext:value-type="float">
            <text:p>22.8</text:p>
          </table:table-cell>
          <table:table-cell table:formula="of:=LN([.A29])" office:value-type="float" office:value="5.52146091786225" calcext:value-type="float">
            <text:p>5.52146091786225</text:p>
          </table:table-cell>
          <table:table-cell table:formula="of:=LN([.E29])" office:value-type="float" office:value="2.19861657102628" calcext:value-type="float">
            <text:p>2.19861657102628</text:p>
          </table:table-cell>
          <table:table-cell table:formula="of:=[.M29]/[.A29]" office:value-type="float" office:value="0.0002" calcext:value-type="float">
            <text:p>0.0002</text:p>
          </table:table-cell>
          <table:table-cell table:formula="of:=[.L29]/[.E29]" office:value-type="float" office:value="0.00538083802525445" calcext:value-type="float">
            <text:p>0.005380838025254</text:p>
          </table:table-cell>
          <table:table-cell/>
          <table:table-cell table:formula="of:=(MAX([.B29:.D29])-MIN([.B29:.D29]))/2" office:value-type="float" office:value="0.048495" calcext:value-type="float">
            <text:p>0.048495</text:p>
          </table:table-cell>
          <table:table-cell table:formula="of:=0.05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9.10157" calcext:value-type="float">
            <text:p>9.10157</text:p>
          </table:table-cell>
          <table:table-cell office:value-type="float" office:value="9.06088" calcext:value-type="float">
            <text:p>9.06088</text:p>
          </table:table-cell>
          <table:table-cell office:value-type="float" office:value="9.12608" calcext:value-type="float">
            <text:p>9.12608</text:p>
          </table:table-cell>
          <table:table-cell table:formula="of:=AVERAGE([.B30:.D30])" office:value-type="float" office:value="9.09617666666667" calcext:value-type="float">
            <text:p>9.09617666666667</text:p>
          </table:table-cell>
          <table:table-cell office:value-type="float" office:value="22.8" calcext:value-type="float">
            <text:p>22.8</text:p>
          </table:table-cell>
          <table:table-cell table:formula="of:=LN([.A30])" office:value-type="float" office:value="5.56068163101553" calcext:value-type="float">
            <text:p>5.56068163101553</text:p>
          </table:table-cell>
          <table:table-cell table:formula="of:=LN([.E30])" office:value-type="float" office:value="2.20785417871638" calcext:value-type="float">
            <text:p>2.20785417871638</text:p>
          </table:table-cell>
          <table:table-cell table:formula="of:=[.M30]/[.A30]" office:value-type="float" office:value="0.000192307692307692" calcext:value-type="float">
            <text:p>0.000192307692308</text:p>
          </table:table-cell>
          <table:table-cell table:formula="of:=[.L30]/[.E30]" office:value-type="float" office:value="0.00358392335534385" calcext:value-type="float">
            <text:p>0.003583923355344</text:p>
          </table:table-cell>
          <table:table-cell/>
          <table:table-cell table:formula="of:=(MAX([.B30:.D30])-MIN([.B30:.D30]))/2" office:value-type="float" office:value="0.0326000000000004" calcext:value-type="float">
            <text:p>0.0326</text:p>
          </table:table-cell>
          <table:table-cell table:formula="of:=0.05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8.46281" calcext:value-type="float">
            <text:p>8.46281</text:p>
          </table:table-cell>
          <table:table-cell office:value-type="float" office:value="8.447" calcext:value-type="float">
            <text:p>8.447</text:p>
          </table:table-cell>
          <table:table-cell office:value-type="float" office:value="8.47545" calcext:value-type="float">
            <text:p>8.47545</text:p>
          </table:table-cell>
          <table:table-cell table:formula="of:=AVERAGE([.B31:.D31])" office:value-type="float" office:value="8.46175333333333" calcext:value-type="float">
            <text:p>8.46175333333333</text:p>
          </table:table-cell>
          <table:table-cell office:value-type="float" office:value="22.8" calcext:value-type="float">
            <text:p>22.8</text:p>
          </table:table-cell>
          <table:table-cell table:formula="of:=LN([.A31])" office:value-type="float" office:value="5.59842195899838" calcext:value-type="float">
            <text:p>5.59842195899838</text:p>
          </table:table-cell>
          <table:table-cell table:formula="of:=LN([.E31])" office:value-type="float" office:value="2.13555640194785" calcext:value-type="float">
            <text:p>2.13555640194785</text:p>
          </table:table-cell>
          <table:table-cell table:formula="of:=[.M31]/[.A31]" office:value-type="float" office:value="0.000185185185185185" calcext:value-type="float">
            <text:p>0.000185185185185</text:p>
          </table:table-cell>
          <table:table-cell table:formula="of:=[.L31]/[.E31]" office:value-type="float" office:value="0.00168109367404556" calcext:value-type="float">
            <text:p>0.001681093674046</text:p>
          </table:table-cell>
          <table:table-cell/>
          <table:table-cell table:formula="of:=(MAX([.B31:.D31])-MIN([.B31:.D31]))/2" office:value-type="float" office:value="0.0142250000000006" calcext:value-type="float">
            <text:p>0.014225000000001</text:p>
          </table:table-cell>
          <table:table-cell table:formula="of:=0.05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8.39473" calcext:value-type="float">
            <text:p>8.39473</text:p>
          </table:table-cell>
          <table:table-cell office:value-type="float" office:value="8.42255" calcext:value-type="float">
            <text:p>8.42255</text:p>
          </table:table-cell>
          <table:table-cell office:value-type="float" office:value="8.27472" calcext:value-type="float">
            <text:p>8.27472</text:p>
          </table:table-cell>
          <table:table-cell table:formula="of:=AVERAGE([.B32:.D32])" office:value-type="float" office:value="8.364" calcext:value-type="float">
            <text:p>8.364</text:p>
          </table:table-cell>
          <table:table-cell office:value-type="float" office:value="22.8" calcext:value-type="float">
            <text:p>22.8</text:p>
          </table:table-cell>
          <table:table-cell table:formula="of:=LN([.A32])" office:value-type="float" office:value="5.63478960316925" calcext:value-type="float">
            <text:p>5.63478960316925</text:p>
          </table:table-cell>
          <table:table-cell table:formula="of:=LN([.E32])" office:value-type="float" office:value="2.12393678156639" calcext:value-type="float">
            <text:p>2.12393678156639</text:p>
          </table:table-cell>
          <table:table-cell table:formula="of:=[.M32]/[.A32]" office:value-type="float" office:value="0.000178571428571429" calcext:value-type="float">
            <text:p>0.000178571428571</text:p>
          </table:table-cell>
          <table:table-cell table:formula="of:=[.L32]/[.E32]" office:value-type="float" office:value="0.00883727881396455" calcext:value-type="float">
            <text:p>0.008837278813965</text:p>
          </table:table-cell>
          <table:table-cell/>
          <table:table-cell table:formula="of:=(MAX([.B32:.D32])-MIN([.B32:.D32]))/2" office:value-type="float" office:value="0.0739149999999995" calcext:value-type="float">
            <text:p>0.073915</text:p>
          </table:table-cell>
          <table:table-cell table:formula="of:=0.05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8.51546" calcext:value-type="float">
            <text:p>8.51546</text:p>
          </table:table-cell>
          <table:table-cell office:value-type="float" office:value="8.4985" calcext:value-type="float">
            <text:p>8.4985</text:p>
          </table:table-cell>
          <table:table-cell office:value-type="float" office:value="8.23279" calcext:value-type="float">
            <text:p>8.23279</text:p>
          </table:table-cell>
          <table:table-cell table:formula="of:=AVERAGE([.B33:.D33])" office:value-type="float" office:value="8.41558333333333" calcext:value-type="float">
            <text:p>8.41558333333333</text:p>
          </table:table-cell>
          <table:table-cell office:value-type="float" office:value="22.8" calcext:value-type="float">
            <text:p>22.8</text:p>
          </table:table-cell>
          <table:table-cell table:formula="of:=LN([.A33])" office:value-type="float" office:value="5.66988092298052" calcext:value-type="float">
            <text:p>5.66988092298052</text:p>
          </table:table-cell>
          <table:table-cell table:formula="of:=LN([.E33])" office:value-type="float" office:value="2.13008514589776" calcext:value-type="float">
            <text:p>2.13008514589776</text:p>
          </table:table-cell>
          <table:table-cell table:formula="of:=[.M33]/[.A33]" office:value-type="float" office:value="0.000172413793103448" calcext:value-type="float">
            <text:p>0.000172413793103</text:p>
          </table:table-cell>
          <table:table-cell table:formula="of:=[.L33]/[.E33]" office:value-type="float" office:value="0.0167944388881737" calcext:value-type="float">
            <text:p>0.016794438888174</text:p>
          </table:table-cell>
          <table:table-cell/>
          <table:table-cell table:formula="of:=(MAX([.B33:.D33])-MIN([.B33:.D33]))/2" office:value-type="float" office:value="0.141335" calcext:value-type="float">
            <text:p>0.141335</text:p>
          </table:table-cell>
          <table:table-cell table:formula="of:=0.05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8.6525" calcext:value-type="float">
            <text:p>18.6525</text:p>
          </table:table-cell>
          <table:table-cell table:style-name="ce2" office:value-type="float" office:value="10.1136" calcext:value-type="float">
            <text:p>10.1136</text:p>
          </table:table-cell>
          <table:table-cell table:style-name="ce2" office:value-type="float" office:value="8.89005" calcext:value-type="float">
            <text:p>8.89005</text:p>
          </table:table-cell>
          <table:table-cell table:style-name="ce2" table:formula="of:=AVERAGE([.B34:.D34])" office:value-type="float" office:value="12.55205" calcext:value-type="float">
            <text:p>12.55205</text:p>
          </table:table-cell>
          <table:table-cell table:style-name="ce2" office:value-type="float" office:value="22.8" calcext:value-type="float">
            <text:p>22.8</text:p>
          </table:table-cell>
          <table:table-cell table:formula="of:=LN([.A34])" office:value-type="float" office:value="5.7037824746562" calcext:value-type="float">
            <text:p>5.7037824746562</text:p>
          </table:table-cell>
          <table:table-cell table:formula="of:=LN([.E34])" office:value-type="float" office:value="2.52988399885173" calcext:value-type="float">
            <text:p>2.52988399885173</text:p>
          </table:table-cell>
          <table:table-cell table:formula="of:=[.M34]/[.A34]" office:value-type="float" office:value="0.000166666666666667" calcext:value-type="float">
            <text:p>0.000166666666667</text:p>
          </table:table-cell>
          <table:table-cell table:formula="of:=[.L34]/[.E34]" office:value-type="float" office:value="0.388878709055493" calcext:value-type="float">
            <text:p>0.388878709055493</text:p>
          </table:table-cell>
          <table:table-cell/>
          <table:table-cell table:formula="of:=(MAX([.B34:.D34])-MIN([.B34:.D34]))/2" office:value-type="float" office:value="4.881225" calcext:value-type="float">
            <text:p>4.881225</text:p>
          </table:table-cell>
          <table:table-cell table:formula="of:=0.05" office:value-type="float" office:value="0.05" calcext:value-type="float">
            <text:p>0.05</text:p>
          </table:table-cell>
          <table:table-cell table:number-columns-repeated="101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5_20_prelim" style:display-name="PageStyle_D5 preli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5" style:display-name="PageStyle_D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stas</meta:initial-creator>
    <meta:creation-date>2017-11-09T09:30:34</meta:creation-date>
    <dc:date>2017-11-09T16:55:53.180526528</dc:date>
    <meta:generator>LibreOffice/5.3.6.1$Linux_X86_64 LibreOffice_project/30$Build-1</meta:generator>
    <meta:editing-duration>PT6M50S</meta:editing-duration>
    <meta:editing-cycles>1</meta:editing-cycles>
    <meta:document-statistic meta:table-count="3" meta:cell-count="458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minimum="2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" chart:maximum="3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756cm" svg:height="7.62cm" xlink:href=".." xlink:type="simple" chart:class="chart:scatter" chart:style-name="ch1">
        <chart:legend chart:legend-position="end" svg:x="10.625cm" svg:y="3.55cm" style:legend-expansion="high" chart:style-name="ch2"/>
        <chart:plot-area chart:style-name="ch3" table:cell-range-address="D5.G5:D5.H30" svg:x="0.255cm" svg:y="0.152cm" svg:width="10.115cm" svg:height="7.316cm">
          <chartooo:coordinate-region svg:x="0.956cm" svg:y="0.312cm" svg:width="9.32cm" svg:height="6.58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5.H5:D5.H30" chart:class="chart:scatter">
            <chart:domain table:cell-range-address="D5.G5:D5.G30"/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0258509299405">
                <text:p>2.30258509299405</text:p>
                <draw:g>
                  <svg:desc>D5.G5:D5.G30</svg:desc>
                </draw:g>
              </table:table-cell>
              <table:table-cell office:value-type="float" office:value="2.83208133102214">
                <text:p>2.83208133102214</text:p>
                <draw:g>
                  <svg:desc>D5.H5:D5.H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99573227355399">
                <text:p>2.99573227355399</text:p>
              </table:table-cell>
              <table:table-cell office:value-type="float" office:value="2.61287712301013">
                <text:p>2.61287712301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40119738166216">
                <text:p>3.40119738166216</text:p>
              </table:table-cell>
              <table:table-cell office:value-type="float" office:value="2.49803673833092">
                <text:p>2.498036738330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8887945411394">
                <text:p>3.68887945411394</text:p>
              </table:table-cell>
              <table:table-cell office:value-type="float" office:value="2.41308239275702">
                <text:p>2.413082392757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1202300542815">
                <text:p>3.91202300542815</text:p>
              </table:table-cell>
              <table:table-cell office:value-type="float" office:value="2.36036646090596">
                <text:p>2.360366460905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0943445622221">
                <text:p>4.0943445622221</text:p>
              </table:table-cell>
              <table:table-cell office:value-type="float" office:value="2.31849453073798">
                <text:p>2.318494530737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24849524204936">
                <text:p>4.24849524204936</text:p>
              </table:table-cell>
              <table:table-cell office:value-type="float" office:value="2.27578755827532">
                <text:p>2.275787558275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38202663467388">
                <text:p>4.38202663467388</text:p>
              </table:table-cell>
              <table:table-cell office:value-type="float" office:value="2.2480162644584">
                <text:p>2.24801626445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49980967033027">
                <text:p>4.49980967033027</text:p>
              </table:table-cell>
              <table:table-cell office:value-type="float" office:value="2.22692360707013">
                <text:p>2.226923607070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60517018598809">
                <text:p>4.60517018598809</text:p>
              </table:table-cell>
              <table:table-cell office:value-type="float" office:value="2.20804764788668">
                <text:p>2.208047647886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70048036579242">
                <text:p>4.70048036579242</text:p>
              </table:table-cell>
              <table:table-cell office:value-type="float" office:value="2.19361287780927">
                <text:p>2.193612877809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78749174278205">
                <text:p>4.78749174278205</text:p>
              </table:table-cell>
              <table:table-cell office:value-type="float" office:value="2.18882607510726">
                <text:p>2.188826075107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86753445045558">
                <text:p>4.86753445045558</text:p>
              </table:table-cell>
              <table:table-cell office:value-type="float" office:value="2.18535702831278">
                <text:p>2.185357028312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9416424226093">
                <text:p>4.9416424226093</text:p>
              </table:table-cell>
              <table:table-cell office:value-type="float" office:value="2.1767720277752">
                <text:p>2.17677202777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1063529409626">
                <text:p>5.01063529409626</text:p>
              </table:table-cell>
              <table:table-cell office:value-type="float" office:value="2.17243312652818">
                <text:p>2.172433126528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07517381523383">
                <text:p>5.07517381523383</text:p>
              </table:table-cell>
              <table:table-cell office:value-type="float" office:value="2.17304230672145">
                <text:p>2.173042306721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13579843705026">
                <text:p>5.13579843705026</text:p>
              </table:table-cell>
              <table:table-cell office:value-type="float" office:value="2.16874889201541">
                <text:p>2.168748892015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19295685089021">
                <text:p>5.19295685089021</text:p>
              </table:table-cell>
              <table:table-cell office:value-type="float" office:value="2.16379571086215">
                <text:p>2.163795710862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24702407216049">
                <text:p>5.24702407216049</text:p>
              </table:table-cell>
              <table:table-cell office:value-type="float" office:value="2.1661355419219">
                <text:p>2.16613554192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29831736654804">
                <text:p>5.29831736654804</text:p>
              </table:table-cell>
              <table:table-cell office:value-type="float" office:value="2.15636168691801">
                <text:p>2.156361686918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34710753071747">
                <text:p>5.34710753071747</text:p>
              </table:table-cell>
              <table:table-cell office:value-type="float" office:value="2.15191567985342">
                <text:p>2.151915679853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39362754635236">
                <text:p>5.39362754635236</text:p>
              </table:table-cell>
              <table:table-cell office:value-type="float" office:value="2.15014811061484">
                <text:p>2.150148110614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4380793089232">
                <text:p>5.4380793089232</text:p>
              </table:table-cell>
              <table:table-cell office:value-type="float" office:value="2.16185988682925">
                <text:p>2.161859886829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48063892334199">
                <text:p>5.48063892334199</text:p>
              </table:table-cell>
              <table:table-cell office:value-type="float" office:value="2.17266697415019">
                <text:p>2.172666974150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52146091786225">
                <text:p>5.52146091786225</text:p>
              </table:table-cell>
              <table:table-cell office:value-type="float" office:value="2.19861657102628">
                <text:p>2.198616571026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56068163101553">
                <text:p>5.56068163101553</text:p>
              </table:table-cell>
              <table:table-cell office:value-type="float" office:value="2.20785417871638">
                <text:p>2.207854178716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